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965in" fo:text-align="center" style:justify-single-word="false"/>
    </style:style>
    <style:style style:name="T1" style:family="text">
      <style:text-properties fo:font-size="7pt"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Directions to Agartha </text:p>
      <text:p text:style-name="Standard"/>
      <text:p text:style-name="P2">DIVING WITH THE COORDINATE: EXACTLY CUTTING: 68 ° SOUTH WIDTH AND 1 ° EASTER LENGTH, AT A DEPTH OF 400 METERS. </text:p>
      <text:p text:style-name="P1"><text:span text:style-name="T1">The instruction is strict to follow!</text:span> </text:p>
      <text:p text:style-name="Text_20_body">1. Descent. From the point of descent with half-ride, a starboard slope of 10 ° with a bow load angle of inclination 5 °. Distance 188 nm. Preset depth: 500 meters (Due to the corridor running, pressure on the ship's body is less important during maneuvering.) <text:line-break/>2. Appearance. Ballast with a tail trim, angle of incidence 23 ° with a port angle of 22 °. 190 meters upwards. Distance 75.5 nm. <text:line-break/>3. Difficult maneuver! Pop up. Ballast with a tail trim, angle of incidence 41 °. Drive straight ahead. 110 meters to the top, distance 21.5 nm. Then starboard slope of 8 ° until the surface emerges in the grotto. Distance 81 nm. <text:line-break/>4. Drive on the surface inside the grotto with a starboard slope of 8 °. Distance 286 nm. <text:line-break/>5., 6 Difficult maneuver! Descend. With a bow load, inclination angle 45 °. At a depth of 240 meters, distance 60 sm. Then with a port of 20 °, the dive is continued up to 310 meters to the corridor. After the mark 310 meters the dive with a bow load is to continue. Descent angle 7 ° up to 360 meters. Distance 70 nm. Further starboard slope from 31 ° to a depth of 380 meters. <text:line-break/>7. Descent. Bow thrust, angle of incidence 22 °. 100 meters to the top with a port angle of 26 °. Distance 43 nm. <text:line-break/>8. Emergence. Tail restraint. Angle of incidence 45 °, always straight ahead until reaching the surface of Agartha. Distance 70 nm. <text:line-break/>9. Drive to Agartha. Full speed. Look straight ahead until the new light is settled. Change of magnetic poles. The movements of the compass needles and measuring instruments are negligible! <text:line-break/>(For more information, please refer to Package No. 3. Open on arrival in Agartha!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2:23:23</meta:creation-date>
    <dc:date>2017-04-12T12:49:07</dc:date>
    <meta:editing-duration>PT3M57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4" meta:word-count="327" meta:character-count="1788"/>
  </office:meta>
</office:document-meta>
</file>